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900000006CF887622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Table_20_Heading">Modèle du domaine « gestion éléments »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2"/>
      <text:p text:style-name="P11"/>
      <text:p text:style-name="P10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Éloi PERDEREAU</text:p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>Olivier MICHALON</text:p>
          </table:table-cell>
        </table:table-row>
        <table:table-row>
          <table:table-cell table:style-name="Tableau1.A3" office:value-type="string">
            <text:p text:style-name="P15">Livré le : 16/10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0"/>
      <text:p text:style-name="P10"><text:tab/></text:p>
      <text:p text:style-name="P10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">Samir AZZAG</text:p>
            <text:p text:style-name="P2">Linda FAURE</text:p>
            <text:p text:style-name="P2">Oualid NAJI</text:p>
            <text:p text:style-name="P2">Éloi PERDEREAU</text:p>
            <text:p text:style-name="P2">Grégory ROLLAND</text:p>
          </table:table-cell>
        </table:table-row>
      </table:table>
      <text:p text:style-name="P10"/>
      <text:p text:style-name="P10"/>
      <text:p text:style-name="P10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6/10</text:p>
          </table:table-cell>
          <table:table-cell table:style-name="Tableau4.D4" office:value-type="string">
            <text:p text:style-name="P2">Création du document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8" text:outline-level="2">Modèle du domaine « gestion éléments »</text:h>
      <text:p text:style-name="Text_20_body"/>
      <text:p text:style-name="P10"><text:tab/>Ce document présente le diagramme des classes métiers du cas d’utilisation « gestion éléments ».</text:p>
      <text:p text:style-name="P10"/>
      <text:p text:style-name="P10"/>
      <text:p text:style-name="P10"><draw:frame draw:style-name="fr1" draw:name="images1" text:anchor-type="paragraph" svg:width="17cm" svg:height="2.013cm" draw:z-index="0"><draw:image xlink:href="Pictures/10000000000003900000006CF88762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6T16:45:15</dc:date>
    <dc:creator>PERDEREAU Eloi</dc:creator>
    <meta:editing-duration>PT1H27M52S</meta:editing-duration>
    <meta:editing-cycles>21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0" meta:word-count="99" meta:character-count="572" meta:non-whitespace-character-count="510"/>
  </office:meta>
</office:document-meta>
</file>